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Schoolbook L" svg:font-family="'Century Schoolbook L'" style:font-family-generic="swiss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text-properties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Standard" style:list-style-name="L2">
      <style:text-properties style:font-name="Century Schoolbook L" fo:font-size="11pt" officeooo:rsid="00015089" officeooo:paragraph-rsid="000cda84" style:font-size-asian="11pt" style:font-size-complex="11pt"/>
    </style:style>
    <style:style style:name="P3" style:family="paragraph" style:parent-style-name="Standard" style:list-style-name="L2">
      <style:text-properties style:font-name="Century Schoolbook L" fo:font-size="11pt" officeooo:rsid="00015089" officeooo:paragraph-rsid="000b1050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Century Schoolbook L" fo:font-size="11pt" officeooo:rsid="00015089" officeooo:paragraph-rsid="000b105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1pt" officeooo:rsid="00015089" officeooo:paragraph-rsid="000b1050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entury Schoolbook L" fo:font-size="11pt" officeooo:paragraph-rsid="000b1050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entury Schoolbook L" fo:font-size="11pt" officeooo:rsid="000cda84" officeooo:paragraph-rsid="000cda84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entury Schoolbook L" fo:font-size="11pt" officeooo:rsid="000cda84" officeooo:paragraph-rsid="000e25d6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1pt" officeooo:rsid="000cda84" officeooo:paragraph-rsid="000e25d6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 style:list-style-name="L3">
      <style:paragraph-properties fo:text-align="start" style:justify-single-word="false"/>
      <style:text-properties style:font-name="Century Schoolbook L" fo:font-size="11pt" fo:font-weight="bold" officeooo:paragraph-rsid="000e25d6" style:font-size-asian="11pt" style:font-weight-asian="bold" style:font-size-complex="11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entury Schoolbook 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entury Schoolbook L" fo:font-size="11pt" style:font-size-asian="11pt" style:font-size-complex="11pt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entury Schoolbook L" fo:font-size="11pt" style:font-size-asian="11pt" style:font-size-complex="11pt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Century Schoolbook L" fo:font-size="11pt" officeooo:paragraph-rsid="0009edb8" style:font-size-asian="11pt" style:font-size-complex="11pt"/>
    </style:style>
    <style:style style:name="P16" style:family="paragraph" style:parent-style-name="Title" style:master-page-name="Standard">
      <style:paragraph-properties style:page-number="auto"/>
      <style:text-properties fo:font-size="10pt" fo:font-weight="bold" officeooo:rsid="000c9c2a" officeooo:paragraph-rsid="000c9c2a" style:font-size-asian="10pt" style:font-weight-asian="bold" style:font-size-complex="10pt" style:font-weight-complex="bold"/>
    </style:style>
    <style:style style:name="P17" style:family="paragraph" style:parent-style-name="Title">
      <style:paragraph-properties fo:text-align="start" style:justify-single-word="false"/>
      <style:text-properties style:font-name="Century Schoolbook L" fo:font-size="11pt" fo:font-weight="bold" officeooo:paragraph-rsid="000e25d6" style:font-size-asian="11pt" style:font-weight-asian="bold" style:font-size-complex="11pt" style:font-weight-complex="bold"/>
    </style:style>
    <style:style style:name="T1" style:family="text">
      <style:text-properties officeooo:rsid="0009edb8"/>
    </style:style>
    <style:style style:name="T2" style:family="text">
      <style:text-properties officeooo:rsid="000b1050"/>
    </style:style>
    <style:style style:name="T3" style:family="text">
      <style:text-properties officeooo:rsid="000c9c2a"/>
    </style:style>
    <style:style style:name="T4" style:family="text">
      <style:text-properties officeooo:rsid="000cda84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015089"/>
    </style:style>
    <style:style style:name="T7" style:family="text">
      <style:text-properties officeooo:rsid="0011c9b7"/>
    </style:style>
    <style:style style:name="T8" style:family="text">
      <style:text-properties officeooo:rsid="00111728"/>
    </style:style>
    <style:style style:name="T9" style:family="text">
      <style:text-properties officeooo:rsid="000e25d6"/>
    </style:style>
    <style:style style:name="T10" style:family="text">
      <style:text-properties officeooo:rsid="001074e8"/>
    </style:style>
    <style:style style:name="T11" style:family="text">
      <style:text-properties officeooo:rsid="00120a7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tring <text:span text:style-name="T10">Assignment</text:span></text:p>
      <text:p text:style-name="P10"/>
      <text:p text:style-name="P17">Note :</text:p>
      <text:list xml:id="list6648866964434526535" text:style-name="L3">
        <text:list-item>
          <text:p text:style-name="P11">All the assignments should be done using pointers, <text:span text:style-name="T11">dynamic memory allocation</text:span>.</text:p>
        </text:list-item>
        <text:list-item>
          <text:p text:style-name="P11">All the programs <text:span text:style-name="T8">should</text:span> be written in the form of function.</text:p>
        </text:list-item>
        <text:list-item>
          <text:p text:style-name="P11">All programs should follow ANSI C standards and Linux coding style</text:p>
          <text:p text:style-name="P11">find the link :/usr/src/linux-2.6.xx.x/Documentation/<text:span text:style-name="T8">Coding Style</text:span></text:p>
        </text:list-item>
        <text:list-item>
          <text:p text:style-name="P11">Use -Wall option while compiling to arrest any warnings.</text:p>
          <text:p text:style-name="P11"/>
          <text:p text:style-name="P11">Start Date:<text:span text:style-name="T10">29</text:span>/<text:span text:style-name="T10">12</text:span>/20<text:span text:style-name="T10">15</text:span><text:tab/><text:tab/><text:tab/><text:tab/><text:tab/>End date: <text:span text:style-name="T7">04</text:span>/0<text:span text:style-name="T10">1</text:span>/201<text:span text:style-name="T10">6</text:span></text:p>
        </text:list-item>
      </text:list>
      <text:list xml:id="list2782397668341001145" text:style-name="L1">
        <text:list-header>
          <text:p text:style-name="P12"/>
        </text:list-header>
      </text:list>
      <text:list xml:id="list4407065606253119460" text:style-name="L2">
        <text:list-item>
          <text:p text:style-name="P15">Implement the following functions <text:span text:style-name="T1">(Read man pages for expected result of function)</text:span></text:p>
          <text:p text:style-name="P15"><text:span text:style-name="T1">strcpy, </text:span>strncpy, strncat, strncmp, strrchr, strspn, strcspn, strtok, strcasecmp, strstr</text:p>
          <text:p text:style-name="P15"/>
        </text:list-item>
        <text:list-item>
          <text:p text:style-name="P14">Implement the following functions as library function using ar: isalnum, isalpha, isdigit, isprint, isupper, isxdigit, islower, iscntrl</text:p>
          <text:p text:style-name="P14"/>
        </text:list-item>
        <text:list-item>
          <text:p text:style-name="P14"><text:span text:style-name="T3">Implement</text:span> the Q2 functions as macr<text:span text:style-name="T2">o</text:span></text:p>
        </text:list-item>
        <text:list-item>
          <text:p text:style-name="P2">Write a function squeeze(s1, s2) that deletes each character in s1 that matches any character in string s2. </text:p>
          <text:p text:style-name="P2"><text:span text:style-name="T4">Ex: I/p : s1 - Squeeze , s2 – ze</text:span></text:p>
          <text:p text:style-name="P2"><text:span text:style-name="T4"><text:s text:c="6"/>O/p : Squ</text:span></text:p>
          <text:p text:style-name="P4"/>
        </text:list-item>
        <text:list-item>
          <text:p text:style-name="P4">Write a program to fold/wrap long input lines into two or more shorter lines after the last non-blank character that occurs before the nth column of input.</text:p>
        </text:list-item>
      </text:list>
      <text:p text:style-name="P5"><text:tab/><text:span text:style-name="T2">Take input from a file.</text:span></text:p>
      <text:p text:style-name="P5"/>
      <text:list xml:id="list163508953731738" text:continue-numbering="true" text:style-name="L2">
        <text:list-item>
          <text:p text:style-name="P3">Write a program to remove all comments from a C program . Handle quoted strings and character constants properly.</text:p>
          <text:p text:style-name="P4"/>
        </text:list-item>
        <text:list-item>
          <text:p text:style-name="P6"><text:span text:style-name="T6">Write a program to check a C program for rudimetary syntax <text:s/>errors like unbalanced parantheses, brackets, and braces. Handle comments.</text:span></text:p>
        </text:list-item>
        <text:list-item>
          <text:p text:style-name="P7">WAP to check string s2 is rotated form of string s1. If so how many times string s2 has been rotated.</text:p>
          <text:p text:style-name="P8">Ex: I/P : s1 <text:s/>- globaledge, s2 – <text:span text:style-name="T9">dgeglobale</text:span></text:p>
        </text:list-item>
      </text:list>
      <text:p text:style-name="P9"><text:tab/> <text:s text:c="5"/><text:span text:style-name="T9">O/P : 3</text:span></text:p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Schoolbook L" svg:font-family="'Century Schoolbook L'" style:font-family-generic="swiss" style:font-pitch="variable"/>
    <style:font-face style:name="Courier 10 Pitch" svg:font-family="'Courier 10 Pitch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weight-complex="bold"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5:44:35</meta:creation-date>
    <dc:date>2015-12-28T16:35:06.988500409</dc:date>
    <meta:editing-duration>PT3H47M52S</meta:editing-duration>
    <meta:editing-cycles>13</meta:editing-cycles>
    <meta:generator>LibreOffice/4.2.4.2$Linux_x86 LibreOffice_project/420m0$Build-2</meta:generator>
    <meta:document-statistic meta:table-count="0" meta:image-count="0" meta:object-count="0" meta:page-count="1" meta:paragraph-count="22" meta:word-count="246" meta:character-count="1494" meta:non-whitespace-character-count="1259"/>
  </office:meta>
</office:document-meta>
</file>